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>
      <style:text-properties officeooo:paragraph-rsid="1097a833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6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language="en" fo:country="GB" officeooo:rsid="1052c7f3"/>
    </style:style>
    <style:style style:name="T216" style:family="text">
      <style:text-properties fo:language="en" fo:country="GB" officeooo:rsid="105c8aaa"/>
    </style:style>
    <style:style style:name="T217" style:family="text">
      <style:text-properties fo:language="en" fo:country="GB" officeooo:rsid="105f1264"/>
    </style:style>
    <style:style style:name="T21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108aabe0"/>
    </style:style>
    <style:style style:name="T223" style:family="text">
      <style:text-properties officeooo:rsid="0f981b1c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0" style:family="text">
      <style:text-properties fo:font-variant="normal" fo:text-transform="none" fo:color="#000000" loext:opacity="87%" fo:letter-spacing="normal" fo:font-style="normal" officeooo:rsid="106260b1"/>
    </style:style>
    <style:style style:name="T251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4"><text:span text:style-name="T99">Checklist for installing </text:span><text:span text:style-name="T99"><text:user-field-get text:name="Distro">Rocky Linux</text:user-field-get></text:span><text:span text:style-name="T99"><text:s/></text:span><text:span text:style-name="T100"><text:user-field-get text:name="Version">8.10</text:user-field-get></text:span><text:span text:style-name="T101"><text:note text:id="ftn1" text:note-class="footnote"><text:note-citation>1</text:note-citation><text:note-body><text:p text:style-name="P62"><text:span text:style-name="T224">This </text:span><text:span text:style-name="T230"><text:user-field-get text:name="Distro">Rocky Linux</text:user-field-get></text:span><text:span text:style-name="T225"><text:s/></text:span><text:span text:style-name="T231"><text:user-field-get text:name="Version">8.10</text:user-field-get></text:span><text:span text:style-name="T231"><text:s/></text:span><text:span text:style-name="T232">Server</text:span><text:span text:style-name="T224"> </text:span><text:span text:style-name="T228">from May 31</text:span><text:span text:style-name="T239">st</text:span><text:span text:style-name="T228">, </text:span><text:span text:style-name="T229">2024 </text:span><text:span text:style-name="T224">is supported until </text:span><text:span text:style-name="T226">May</text:span><text:span text:style-name="T224"> </text:span><text:span text:style-name="T227">1</text:span><text:span text:style-name="T238">st</text:span><text:span text:style-name="T227">, </text:span><text:span text:style-name="T224">2029.</text:span></text:p></text:note-body></text:note></text:span><text:span text:style-name="T102"><text:s/></text:span><text:span text:style-name="T104">Server</text:span><text:span text:style-name="T103">.</text:span></text:p>
      <text:p text:style-name="P24"><text:span text:style-name="T60"/></text:p>
      <text:p text:style-name="P24"><text:span text:style-name="T95"/></text:p>
      <text:p text:style-name="P54">Fill in the text box after &lt;...&gt;</text:p>
      <text:p text:style-name="P10"><text:span text:style-name="T218">&lt;user</text:span><text:span text:style-name="T185">&gt;</text:span><text:span text:style-name="T198"><text:tab/><text:tab/></text:span><text:span text:style-name="T205"> <text:tab/><text:tab/><text:tab/> </text:span><text:span text:style-name="T199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99"><text:tab/></text:span><text:span text:style-name="T203">e.g.</text:span><text:span text:style-name="T206"> </text:span><text:span text:style-name="T211">J</text:span><text:span text:style-name="T212">ohn Doe</text:span></text:p>
      <text:p text:style-name="P56"><text:span text:style-name="T12">&lt;</text:span><text:span text:style-name="T209">user</text:span><text:span text:style-name="T7">na</text:span><text:span text:style-name="T10">me</text:span><text:span text:style-name="T185">&gt;</text:span><text:span text:style-name="T207"><text:tab/><text:tab/><text:tab/> </text:span><text:span text:style-name="T207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207"><text:tab/></text:span><text:span text:style-name="T208">e.g.</text:span><text:span text:style-name="T5"> </text:span><text:span text:style-name="T117">j</text:span><text:span text:style-name="T118">oh</text:span><text:span text:style-name="T117">n</text:span></text:p>
      <text:p text:style-name="P10"><text:span text:style-name="T12">&lt;</text:span><text:span text:style-name="T13">computername</text:span><text:span text:style-name="T185">&gt;</text:span><text:span text:style-name="T210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8"> </text:span><text:span text:style-name="T197">pc02</text:span></text:p>
      <text:p text:style-name="P11"><text:span text:style-name="T218">&lt;</text:span><text:span text:style-name="T186">user</text:span><text:span text:style-name="T185">&gt;</text:span><text:span text:style-name="T192"><text:tab/><text:tab/></text:span><text:span text:style-name="T205"> <text:tab/><text:tab/><text:tab/> </text:span><text:span text:style-name="T199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99"><text:tab/></text:span><text:span text:style-name="T203">i.e.</text:span><text:span text:style-name="T200"> </text:span><text:span text:style-name="T201">additional </text:span><text:span text:style-name="T202">user</text:span><text:span text:style-name="T204">s</text:span></text:p>
      <text:p text:style-name="P56"><text:span text:style-name="T218">&lt;</text:span><text:span text:style-name="T186">user</text:span><text:span text:style-name="T187">n</text:span><text:span text:style-name="T184">a</text:span><text:span text:style-name="T185">me&gt;</text:span><text:span text:style-name="T183"><text:tab/><text:tab/><text:tab/> </text:span><text:span text:style-name="T207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207"><text:tab/></text:span><text:span text:style-name="T208">i</text:span><text:span text:style-name="T193">.</text:span><text:span text:style-name="T194">e.</text:span><text:span text:style-name="T193"> </text:span><text:span text:style-name="T189">additional </text:span><text:span text:style-name="T190">user</text:span><text:span text:style-name="T191">s</text:span></text:p>
      <text:p text:style-name="P55"><text:span text:style-name="T251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7">Not yet on Linux?</text:span></text:span><text:span text:style-name="T109"><text:tab/></text:span><text:span text:style-name="T114">Use</text:span><text:span text:style-name="T110"> </text:span><text:span text:style-name="Strong_20_Emphasis"><text:span text:style-name="T115">Checklist </text:span></text:span><text:span text:style-name="Strong_20_Emphasis"><text:span text:style-name="T116">transfer</text:span></text:span><text:span text:style-name="T110"> o</text:span><text:span text:style-name="T113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1"> </text:span><text:span text:style-name="T113">u</text:span><text:span text:style-name="T111">nder </text:span><text:span text:style-name="Strong_20_Emphasis"><text:span text:style-name="T138">Linux</text:span></text:span><text:span text:style-name="T112">.</text:span></text:p>
      <text:p text:style-name="P33"><text:span text:style-name="Strong_20_Emphasis"><text:span text:style-name="T129">New installation?</text:span></text:span><text:span text:style-name="T126"><text:tab/><text:tab/></text:span><text:span text:style-name="T128">Start at chapter</text:span><text:span text:style-name="T126"> </text:span><text:span text:style-name="Strong_20_Emphasis"><text:span text:style-name="T129"><text:bookmark-ref text:reference-format="page" text:ref-name="__RefNumPara__4009_1271708128">2</text:bookmark-ref></text:span></text:span><text:span text:style-name="Strong_20_Emphasis"><text:span text:style-name="T129"><text:s text:c="2"/></text:span></text:span><text:span text:style-name="Strong_20_Emphasis"><text:span text:style-name="T130"><text:bookmark-ref text:reference-format="text" text:ref-name="__RefNumPara__4009_1271708128">Perform installation</text:bookmark-ref></text:span></text:span><text:span text:style-name="T127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23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9">&lt;user</text:span><text:span text:style-name="T195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3"><text:span text:style-name="T119">Boot the computer from</text:span><text:span text:style-name="T124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6">Esc</text:span><text:span text:style-name="T70">, </text:span><text:span text:style-name="T96">Delete</text:span><text:span text:style-name="T70">, </text:span><text:span text:style-name="T96">F1</text:span><text:span text:style-name="T70">, </text:span><text:span text:style-name="T96">F2</text:span><text:span text:style-name="T70">, </text:span><text:span text:style-name="T96">F9</text:span><text:span text:style-name="T70">, </text:span><text:span text:style-name="T96">F10</text:span><text:span text:style-name="T70">, </text:span><text:span text:style-name="T96">F11</text:span><text:span text:style-name="T70">, or </text:span><text:span text:style-name="T96">F12</text:span></text:p></text:note-body></text:note></text:span><text:span text:style-name="T119"> an</text:span><text:span text:style-name="T121"> </text:span><text:span text:style-name="T105"><text:user-field-get text:name="Distro">Rocky Linux</text:user-field-get></text:span><text:span text:style-name="T123"><text:s/></text:span><text:span text:style-name="T106"><text:user-field-get text:name="Version">8.10</text:user-field-get></text:span><text:span text:style-name="T106"><text:s/></text:span><text:span text:style-name="T107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5"><text:user-field-get text:name="Distro">Rocky Linux</text:user-field-get></text:span><text:span text:style-name="T125"><text:s/></text:span><text:span text:style-name="T15">without modifying any files on the hard drive and also allows installation of </text:span><text:span text:style-name="T125"><text:user-field-get text:name="Distro">Rocky Linux</text:user-field-get></text:span><text:span text:style-name="T125">.</text:span></text:p></text:note-body></text:note></text:span><text:span text:style-name="T119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7">Rocky Linux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efault Image</text:span></text:span><text:span text:style-name="Sterk_20_accent_20_voetnoot"><text:span text:style-name="T87"> </text:span></text:span><text:span text:style-name="Sterk_20_accent_20_voetnoot"><text:span text:style-name="T91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14">rockylinux.org</text:span></text:span></text:a><text:span text:style-name="T65">.</text:span><text:span text:style-name="Strong_20_Emphasis"><text:span text:style-name="T97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3">karelzimmer.nl/en</text:span></text:a><text:span text:style-name="T64">, under </text:span><text:span text:style-name="Sterk_20_accent_20_voetnoot"><text:span text:style-name="T88">Linux</text:span></text:span><text:span text:style-name="T64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8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Rocky 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0"><text:s/></text:span><text:span text:style-name="T122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ROCKY LINUX </text:span></text:span><text:span text:style-name="Strong_20_Emphasis"><text:span text:style-name="T175"><text:user-field-get text:name="Version">8.10</text:user-field-get></text:span></text:span><text:span text:style-name="T152"><text:s/>select language and click </text:span><text:span text:style-name="Strong_20_Emphasis"><text:span text:style-name="T176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1"> </text:span><text:span text:style-name="Strong_20_Emphasis"><text:span text:style-name="T144">USER SETTINGS</text:span></text:span><text:span text:style-name="T158"> </text:span><text:span text:style-name="T159">click</text:span><text:span text:style-name="T160"> </text:span><text:span text:style-name="Strong_20_Emphasis"><text:span text:style-name="T177">User </text:span></text:span><text:span text:style-name="Strong_20_Emphasis"><text:span text:style-name="T178">C</text:span></text:span><text:span text:style-name="Strong_20_Emphasis"><text:span text:style-name="T177">reatio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5">Enter you</text:span><text:span text:style-name="T222">r</text:span><text:span text:style-name="T216"> </text:span><text:span text:style-name="Strong_20_Emphasis"><text:span text:style-name="T56">Full name</text:span></text:span><text:span text:style-name="T41"> </text:span><text:span text:style-name="T218">&lt;user</text:span><text:span text:style-name="T185">&gt;</text:span><text:span text:style-name="T42">,</text:span><text:span text:style-name="Strong_20_Emphasis"><text:span text:style-name="T98"><text:line-break/></text:span></text:span><text:span text:style-name="Strong_20_Emphasis"><text:span text:style-name="T56">User name</text:span></text:span><text:span text:style-name="T41"> </text:span><text:span text:style-name="T220">&lt;user</text:span><text:span text:style-name="T221">name</text:span><text:span text:style-name="T196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YSTEM</text:span></text:span><text:span text:style-name="T142"> </text:span><text:span text:style-name="T143">click</text:span><text:span text:style-name="T145"> </text:span><text:span text:style-name="Strong_20_Emphasis"><text:span text:style-name="T179">Installati</text:span></text:span><text:span text:style-name="Strong_20_Emphasis"><text:span text:style-name="T182">on Destinati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7">Check</text:span><text:span text:style-name="T248"> </text:span><text:span text:style-name="T249">the </text:span><text:span text:style-name="Strong_20_Emphasis"><text:span text:style-name="T250">Device Selection</text:span></text:span><text:span text:style-name="T233"> </text:span><text:span text:style-name="T235">and click </text:span><text:span text:style-name="Strong_20_Emphasis"><text:span text:style-name="T234">Done</text:span>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YSTEM</text:span></text:span><text:span text:style-name="T142"> </text:span><text:span text:style-name="T143">click</text:span><text:span text:style-name="T145"> </text:span><text:span text:style-name="Strong_20_Emphasis"><text:span text:style-name="T179">Netwerk &amp; </text:span></text:span><text:span text:style-name="Strong_20_Emphasis"><text:span text:style-name="T176">H</text:span></text:span><text:span text:style-name="Strong_20_Emphasis"><text:span text:style-name="T179">ost </text:span></text:span><text:span text:style-name="Strong_20_Emphasis"><text:span text:style-name="T176">N</text:span></text:span><text:span text:style-name="Strong_20_Emphasis"><text:span text:style-name="T179">a</text:span></text:span><text:span text:style-name="Strong_20_Emphasis"><text:span text:style-name="T176">m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2">Move</text:span><text:span text:style-name="T170"> the slider behind the network adapter </text:span><text:span text:style-name="T171">from </text:span><text:span text:style-name="T174">OFF</text:span><text:span text:style-name="T171"> </text:span><text:span text:style-name="T170">to </text:span><text:span text:style-name="T173">ON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6">Enter you</text:span><text:span text:style-name="T150">r</text:span><text:span text:style-name="T147"> </text:span><text:span text:style-name="Strong_20_Emphasis"><text:span text:style-name="T148">Host </text:span></text:span><text:span text:style-name="Strong_20_Emphasis"><text:span text:style-name="T146">N</text:span></text:span><text:span text:style-name="Strong_20_Emphasis"><text:span text:style-name="T148">am</text:span></text:span><text:span text:style-name="Strong_20_Emphasis"><text:span text:style-name="T146">e</text:span></text:span><text:span text:style-name="T4"> &lt;</text:span><text:span text:style-name="T8">computerna</text:span><text:span text:style-name="T9">me&gt;</text:span><text:span text:style-name="T154"> </text:span><text:span text:style-name="T155">and click </text:span><text:span text:style-name="Strong_20_Emphasis"><text:span text:style-name="T164">Apply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7">C</text:span><text:span text:style-name="T151">li</text:span><text:span text:style-name="T157">c</text:span><text:span text:style-name="T151">k </text:span><text:span text:style-name="Strong_20_Emphasis"><text:span text:style-name="T163">Don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OFTWARE</text:span></text:span><text:span text:style-name="T142"> </text:span><text:span text:style-name="T143">click</text:span><text:span text:style-name="T145"> </text:span><text:span text:style-name="Strong_20_Emphasis"><text:span text:style-name="T180">Software </text:span></text:span><text:span text:style-name="Strong_20_Emphasis"><text:span text:style-name="T181">S</text:span></text:span><text:span text:style-name="Strong_20_Emphasis"><text:span text:style-name="T180">electi</text:span></text:span><text:span text:style-name="Strong_20_Emphasis"><text:span text:style-name="T181">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9">Select </text:span><text:span text:style-name="T165">Server</text:span><text:span text:style-name="T149"> </text:span><text:span text:style-name="T160">and click </text:span><text:span text:style-name="Strong_20_Emphasis"><text:span text:style-name="T166">Don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1">Click</text:span><text:span text:style-name="T162"> </text:span><text:span text:style-name="Strong_20_Emphasis"><text:span text:style-name="T167">Begin </text:span></text:span><text:span text:style-name="Strong_20_Emphasis"><text:span text:style-name="T168">Installati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1">Click</text:span><text:span text:style-name="T162"> </text:span><text:span text:style-name="Strong_20_Emphasis"><text:span text:style-name="T169">Reboot System</text:span></text:span><text:span text:style-name="T153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0">&lt;user</text:span><text:span text:style-name="T196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39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0">&lt;user</text:span><text:span text:style-name="T196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4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5">End of checklist,</text:span><text:span text:style-name="T136"> </text:span><text:span text:style-name="T132"><text:user-field-get text:name="Distro">Rocky Linux</text:user-field-get></text:span><text:span text:style-name="T134"><text:s/></text:span><text:span text:style-name="T131"><text:user-field-get text:name="Version">8.10</text:user-field-get></text:span><text:span text:style-name="T131"><text:s/></text:span><text:span text:style-name="T133">Desktop</text:span><text:span text:style-name="T93"> </text:span><text:span text:style-name="T135">installation is complete.</text:span></text:p>
      <text:p text:style-name="P14"/>
      <text:p text:style-name="P12"><text:span text:style-name="T240">Written</text:span><text:span text:style-name="T241"> </text:span><text:span text:style-name="T240">by</text:span><text:span text:style-name="T241"> </text:span><text:a xlink:type="simple" xlink:href="mailto:info@karelzimmer.nl?subject=Checklist%20installation%20Linux" text:style-name="Internet_20_link" text:visited-style-name="Visited_20_Internet_20_Link"><text:span text:style-name="T247">Karel Zimmer</text:span></text:a><text:span text:style-name="T242">.</text:span></text:p>
      <text:p text:style-name="P13"><text:span text:style-name="T245">License </text:span><text:span text:style-name="T243">C</text:span><text:span text:style-name="T244">C0</text:span><text:span text:style-name="T242"> 1.0 </text:span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6"><text:s/></text:span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3-06T19:12:55.485381879">0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2:55.364351015</dc:date>
    <meta:keyword>Installatie</meta:keyword>
    <meta:keyword>Checklist</meta:keyword>
    <meta:keyword>Linux</meta:keyword>
    <meta:editing-cycles>6989</meta:editing-cycles>
    <meta:editing-duration>P12DT7H38M2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16" meta:character-count="2568" meta:non-whitespace-character-count="2186"/>
    <meta:user-defined meta:name="Info 1"/>
    <meta:user-defined meta:name="Info 2"/>
    <meta:user-defined meta:name="Info 3"/>
    <meta:user-defined meta:name="Info 4"/>
  </office:meta>
</office:document-meta>
</file>